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ThisDocument.xml"/>
  <manifest:file-entry manifest:media-type="text/xml" manifest:full-path="Basic/Standard/script-lb.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6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text-properties style:font-name="Calibri" fo:font-size="10pt" style:font-size-asian="10pt" style:font-name-complex="Arial" style:font-size-complex="10pt"/>
    </style:style>
    <style:style style:name="P2" style:family="paragraph" style:parent-style-name="Standard">
      <style:paragraph-properties fo:text-align="end" style:justify-single-word="false"/>
      <style:text-properties style:font-name="Calibri" fo:font-size="10pt" style:font-size-asian="10pt" style:font-name-complex="Arial" style:font-size-complex="10pt"/>
    </style:style>
    <style:style style:name="P3" style:family="paragraph" style:parent-style-name="Standard">
      <style:paragraph-properties>
        <style:tab-stops>
          <style:tab-stop style:position="3.5437in"/>
        </style:tab-stops>
      </style:paragraph-properties>
      <style:text-properties style:font-name="Calibri" fo:font-size="10pt" style:font-size-asian="10pt" style:font-name-complex="Arial" style:font-size-complex="10pt"/>
    </style:style>
    <style:style style:name="P4" style:family="paragraph" style:parent-style-name="Standard">
      <style:text-properties style:font-name="Calibri" fo:font-size="10pt" style:font-size-asian="10pt" style:font-size-complex="10pt"/>
    </style:style>
    <style:style style:name="P5" style:family="paragraph" style:parent-style-name="Standard">
      <style:paragraph-properties fo:text-align="center" style:justify-single-word="false"/>
      <style:text-properties style:font-name="Calibri" fo:font-size="10pt" style:font-size-asian="10pt" style:font-size-complex="10pt"/>
    </style:style>
    <style:style style:name="P6" style:family="paragraph" style:parent-style-name="Table_20_Contents">
      <style:text-properties style:font-name="Calibri" fo:font-size="10pt" style:font-size-asian="10pt" style:font-size-complex="10pt"/>
    </style:style>
    <style:style style:name="P7" style:family="paragraph" style:parent-style-name="Standard" style:master-page-name="Standard">
      <style:paragraph-properties style:page-number="auto"/>
      <style:text-properties style:font-name="Calibri" fo:font-size="10pt" style:font-size-asian="10pt" style:font-name-complex="Arial" style:font-size-complex="10pt"/>
    </style:style>
    <style:style style:name="P8" style:family="paragraph" style:parent-style-name="Standard">
      <style:text-properties style:font-name="Calibri" fo:font-size="10pt" style:font-size-asian="10pt" style:font-name-complex="Arial" style:font-size-complex="10pt"/>
    </style:style>
    <style:style style:name="P9" style:family="paragraph" style:parent-style-name="Text_20_body">
      <style:text-properties style:font-name="Calibri" fo:font-size="10pt" style:font-size-asian="10pt" style:font-name-complex="Arial" style:font-size-complex="10pt"/>
    </style:style>
    <style:style style:name="T1" style:family="text">
      <style:text-properties fo:language="en" fo:country="GB"/>
    </style:style>
    <style:style style:name="T2" style:family="text">
      <style:text-properties fo:language="en" fo:country="GB" fo:font-weight="bold" style:font-weight-asian="bold" style:font-name-complex="Arial"/>
    </style:style>
    <style:style style:name="T3" style:family="text">
      <style:text-properties fo:font-weight="normal" style:font-weight-asian="normal" style:font-name-complex="Arial" style:font-weight-complex="normal"/>
    </style:style>
    <style:style style:name="T4" style:family="text">
      <style:text-properties style:font-name-complex="Arial"/>
    </style:style>
    <style:style style:name="T5" style:family="text">
      <style:text-properties style:text-underline-style="solid" style:text-underline-width="auto" style:text-underline-color="font-color" style:font-name-complex="Arial"/>
    </style:style>
    <style:style style:name="T6" style:family="text">
      <style:text-properties fo:font-weight="bold"/>
    </style:style>
    <style:style style:name="T7" style:family="text">
      <style:text-properties fo:font-weight="bold" style:font-weight-asian="bold" style:font-name-complex="Arial"/>
    </style:style>
    <style:style style:name="T8" style:family="text">
      <style:text-properties style:font-name="Calibri"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
      <text:p text:style-name="P1">our ref: <text:span text:style-name="T1"><text:placeholder text:placeholder-type="text">&lt;data['form']['file_refrence_no']&gt;</text:placeholder></text:span><text:span text:style-name="T1"> /</text:span> <text:placeholder text:placeholder-type="text">&lt;data['form']['id']&gt;</text:placeholder><text:tab/><text:tab/><text:tab/></text:p>
      <text:p text:style-name="P2"><text:placeholder text:placeholder-type="text">&lt;time&gt;</text:placeholder></text:p>
      <text:p text:style-name="P4"><text:span text:style-name="T3"><text:placeholder text:placeholder-type="text">&lt;data['form']['title']&gt;</text:placeholder></text:span><text:span text:style-name="T3"> </text:span><text:span text:style-name="T3"><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8">relatorio://for each="address in data['form']['address']"</text:span></text:a></text:p>
          </table:table-cell>
        </table:table-row>
        <table:table-row>
          <table:table-cell table:style-name="Table4.A1" office:value-type="string">
            <text:p text:style-name="P6"><text:placeholder text:placeholder-type="text">&lt;address&gt;</text:placeholder></text:p>
          </table:table-cell>
        </table:table-row>
        <table:table-row>
          <table:table-cell table:style-name="Table4.A1" office:value-type="string">
            <text:p text:style-name="Table_20_Contents"><text:a xlink:type="simple" xlink:href="relatorio:///for"><text:span text:style-name="T8">relatorio:///for</text:span></text:a></text:p>
          </table:table-cell>
        </table:table-row>
      </table:table>
      <text:p text:style-name="P4"/>
      <text:p text:style-name="P3"><text:placeholder text:placeholder-type="text">&lt;data['form']['title_last_name']&gt;</text:placeholder></text:p>
      <text:p text:style-name="P1"/>
      <text:p text:style-name="P1">You have requested us to carry out a Car Access Assessment at our satellite Centre at :</text:p>
      <text:p text:style-name="P1"/>
      <text:p text:style-name="P5"><text:span text:style-name="T4">Weston Village Hall, Weston, Spalding, PE12 6HU</text:span><text:span text:style-name="T5">.</text:span></text:p>
      <text:p text:style-name="P1"/>
      <text:p text:style-name="P1">This is to confirm that an appointment has been made for:</text:p>
      <text:p text:style-name="P1"/>
      <text:p text:style-name="P5"><text:span text:style-name="T2"><text:placeholder text:placeholder-type="text">&lt;data['form']['apmt_start_date']&gt;</text:placeholder></text:span><text:span text:style-name="T4"> <text:s/>starting at </text:span><text:span text:style-name="T2"><text:placeholder text:placeholder-type="text">&lt;data['form']['apmt_start_time']&gt;</text:placeholder></text:span></text:p>
      <text:p text:style-name="P1"/>
      <text:p text:style-name="P1">and it is anticipated that you will need to allow approximately 1¼ hours for your assessment. <text:s/>There are waiting/ beverage facilities available for you and any person accompanying you.</text:p>
      <text:p text:style-name="P1"/>
      <text:p text:style-name="P4"><text:span text:style-name="T4">Please complete the enclosed questionnaire and VAT exemption form, and return both to us at the Thetford address as on our letterhead (</text:span><text:span text:style-name="T7">NOT Spalding</text:span><text:span text:style-name="T4">)</text:span><text:span text:style-name="T7">,</text:span><text:span text:style-name="T4"> as soon as possible, together with your cheque for £35 (made payable to East Anglian DriveAbility) to confirm your acceptance of the appointment. <text:s/>If you do not complete the VAT form the fee payable is £42.00</text:span></text:p>
      <text:p text:style-name="P1"/>
      <text:p text:style-name="P1">If cancellation of the appointment is subsequently necessary, please note that the full fee will be charged unless 5 working days notice are given or medical evidence of inability to attend is provided.</text:p>
      <text:p text:style-name="P1"/>
      <text:p text:style-name="P1">We look forward to seeing you and hope that we are able to help you overcome your mobility problems.</text:p>
      <text:p text:style-name="P1"/>
      <text:p text:style-name="P1">If you have any further queries, please do not hesitate to contact me.</text:p>
      <text:p text:style-name="P1"/>
      <text:p text:style-name="P9">If on the day of the assessment you need to contact us for directions or to say you will be late arriving please call us on <text:span text:style-name="T6">0792 2653 325.</text:span></text:p>
      <text:p text:style-name="P1"/>
      <text:p text:style-name="P1">Yours sincerely,</text:p>
      <text:p text:style-name="P1"/>
      <text:p text:style-name="P1"/>
      <text:p text:style-name="P1"/>
      <text:p text:style-name="P1">for East Anglian Drive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0-10-15T12:19:00</meta:creation-date>
    <dc:date>2015-02-19T23:17:24.35</dc:date>
    <meta:editing-cycles>12</meta:editing-cycles>
    <meta:editing-duration>PT00H14M59S</meta:editing-duration>
    <meta:generator>OpenOffice.org/3.2$Win32 OpenOffice.org_project/320m12$Build-9483</meta:generator>
    <dc:creator>Forum Forum</dc:creator>
    <meta:document-statistic meta:table-count="1" meta:image-count="0" meta:object-count="0" meta:page-count="1" meta:paragraph-count="19" meta:word-count="244" meta:character-count="1605"/>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Template modified 01-Feb-2006 12:53
Rem 
Rem Option Explicit
Rem 
Rem Private Sub Document_Close()
Rem 
Rem End Sub
Rem Private Sub Document_Open()
Rem 
Rem     Dim oStory As Range
Rem     Dim oField As field
Rem     For Each oStory In ActiveDocument.StoryRanges
Rem     For Each oField In oStory.Fields
Rem     oField.Update
Rem     Next oField
Rem     Next oStory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AGENT_ADDRESS_COUNTRY"
Rem     collection.Add "AGENT_ADDRESS_COUNTY"
Rem     collection.Add "AGENT_ADDRESS_LOCALITY"
Rem     collection.Add "AGENT_ADDRESS_ORGANISATION"
Rem     collection.Add "AGENT_ADDRESS_POSTCODE"
Rem     collection.Add "AGENT_ADDRESS_PROPERTY"
Rem     collection.Add "AGENT_ADDRESS_STREET"
Rem     collection.Add "AGENT_ADDRESS_TOWN"
Rem     collection.Add "AGENT_DECEASED"
Rem     collection.Add "AGENT_DISPLAYNAME"
Rem     collection.Add "AGENT_EMAIL_ADDRESS"
Rem     collection.Add "AGENT_ENQUIRER_TYPE"
Rem     collection.Add "AGENT_FORENAME"
Rem     collection.Add "AGENT_FORMATTED_ADDRESS"
Rem     collection.Add "AGENT_ORGANISATION"
Rem     collection.Add "AGENT_REFERENCE_NUMBER"
Rem     collection.Add "AGENT_RELATIONSHIP_DESCRIPTION"
Rem     collection.Add "AGENT_SUFFIX"
Rem     collection.Add "AGENT_SURNAME"
Rem     collection.Add "AGENT_TELEPHONE_FORMATTED"
Rem     collection.Add "AGENT_TITLE"
Rem     collection.Add "CREATION_DATE"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lstAssessment_Click()
Rem 
Rem End Sub
Rem 
Rem Private Sub lstFields_Click()
Rem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Dim fld As Word.field
Rem     'Go through fields in the document and add format where necessary
Rem     For Each fld In ActiveDocument.Fields
Rem      If fld.Type = wdFieldMergeField Then _
Rem       AddMergeFormatSwitch fld
Rem    Next
Rem    
Rem End Sub
Rem 
Rem Function AddMergeFormatSwitch(fld As Word.field) As Boolean
Rem    Dim fldCode As String
Rem    Dim fFound As Boolean
Rem   
Rem   fFound = False
Rem   fldCode = fld.Code.Text
Rem   
Rem   If InStr(1, fldCode, "\@", _
Rem            vbTextCompare) = 0 Then
Rem     'the time formatting has not been set so do it here
Rem     
Rem             Dim formatString As String
Rem             
Rem             'get the format to use
Rem             If InStr(1, fldCode, "date", vbTextCompare) &gt; 0 Then
Rem                   formatString = "d MMMM yyyy"
Rem             
Rem             Else
Rem                   If InStr(1, fldCode, "time", vbTextCompare) &gt; 0 Then
Rem                       formatString = "HH:mm"
Rem                 
Rem                   Else
Rem                     Exit Function
Rem                   End If
Rem 
Rem                 
Rem             End If
Rem   
Rem             If InStr(1, fldCode, "MergeFormat", _
Rem                      vbTextCompare) &lt;&gt; 0 Then
Rem               fldCode = RemoveText(fldCode, "\* MergeFormat")
Rem              End If
Rem              ' Make sure a space is present at end of current
Rem             ' field code text.
Rem             If Right(fldCode, 1) &lt;&gt; " " Then _
Rem               fldCode = fldCode &amp; " "
Rem              ' Add \* MergeFormat to end of field code text.
Rem             If InStr(1, fldCode, "MergeFormat", _
Rem                      vbTextCompare) = 0 Then
Rem               fld.Code.Text = fldCode &amp; "\@ " &amp; Chr(148) &amp; formatString &amp; Chr(148) &amp; "  \* MergeFormat"
Rem               fFound = True
Rem              End If
Rem         
Rem    End If
Rem   
Rem   AddMergeFormatSwitch = fFound
Rem   
Rem End Function
Rem Function RemoveText(SearchText As String, _
Rem                     RemoveStr As String) As String
Rem    Dim CleanedString As String
Rem   
Rem    ' Replace function only available from VBA6 onwards.
Rem   #If VBA6 Then
Rem     CleanedString = Replace(SearchText, RemoveStr, _
Rem                             "", , , vbTextCompare)
Rem   #Else
Rem      Dim CharPos As Long
Rem     CharPos = _
Rem       InStr(1, SearchText, RemoveStr, vbTextCompare)
Rem     CleanedString = Left(SearchText, CharPos - 1) &amp; _
Rem       Mid(SearchText, CharPos + Len(RemoveStr))
Rem   #End If
Rem   
Rem   RemoveText = CleanedString
Rem End Function
Rem 
Rem 
Rem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Function AddCharFormatSwitch(fld As Word.field) As Boolean
Rem    Dim fldCode As String
Rem    Dim fFound As Boolean
Rem   
Rem   fFound = False
Rem   fldCode = fld.Code.Text
Rem    ' \* Mergeformat conflicts; remove if present.
Rem   If InStr(1, fldCode, "MergeFormat", _
Rem            vbTextCompare) &lt;&gt; 0 Then
Rem     fldCode = RemoveText(fldCode, "\* MergeFormat")
Rem    End If
Rem    ' Make sure a space is present at end of current
Rem   ' field code text.
Rem   If Right(fldCode, 1) &lt;&gt; " " Then _
Rem     fldCode = fldCode &amp; " "
Rem    ' Add \* CharFormat to end of field code text.
Rem   If InStr(1, fldCode, "CharFormat", _
Rem            vbTextCompare) = 0 Then
Rem     fld.Code.Text = fldCode &amp; "\* CharFormat"
Rem     fFound = True
Rem    End If
Rem   AddCharFormatSwitch = fFound
Rem   
Rem End Function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frmPassword"/>
  <library:element library:name="ToolBarMacros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